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4B0000004B0075091D1.png" manifest:media-type="image/png"/>
  <manifest:file-entry manifest:full-path="Pictures/100002010000020C00000257F240E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Cantarell" fo:font-size="2pt" officeooo:rsid="005f290e" officeooo:paragraph-rsid="005f290e" style:font-size-asian="2pt" style:font-size-complex="2pt"/>
    </style:style>
    <style:style style:name="P25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89ada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8cabb8" officeooo:paragraph-rsid="008cabb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35" style:family="paragraph" style:parent-style-name="Standard">
      <style:text-properties officeooo:paragraph-rsid="0099d9f1"/>
    </style:style>
    <style:style style:name="P36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antarell" fo:font-size="14pt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Cantarell" fo:font-size="14pt" officeooo:rsid="0099d9f1" officeooo:paragraph-rsid="0099d9f1" style:font-size-asian="14pt" style:font-size-complex="14pt"/>
    </style:style>
    <style:style style:name="P43" style:family="paragraph" style:parent-style-name="Title">
      <style:text-properties fo:color="#006666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GNU Health Summary Report</text:p>
      <text:p text:style-name="P25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<draw:frame draw:style-name="fr1" draw:name="Image3" text:anchor-type="as-char" svg:width="0.2256in" svg:height="0.2583in" draw:z-index="0"><draw:image xlink:href="Pictures/100002010000020C00000257F240E63D.png" xlink:type="simple" xlink:show="embed" xlink:actuate="onLoad"/></draw:frame></text:p>
          </table:table-cell>
          <table:table-cell table:style-name="Table5.A1" office:value-type="string">
            <text:p text:style-name="P19"><draw:frame draw:style-name="fr1" draw:name="Image4" text:anchor-type="as-char" svg:width="0.2654in" svg:height="0.2654in" draw:z-index="1"><draw:image xlink:href="Pictures/10000201000004B0000004B0075091D1.png" xlink:type="simple" xlink:show="embed" xlink:actuate="onLoad"/></draw:frame></text:p>
          </table:table-cell>
          <table:table-cell table:style-name="Table5.D1" office:value-type="string">
            <text:p text:style-name="P11">Σ</text:p>
          </table:table-cell>
        </table:table-row>
        <table:table-row>
          <table:table-cell table:style-name="Table5.A2" office:value-type="string">
            <text:p text:style-name="P20">Population <text:span text:style-name="T3">(living)</text:span></text:p>
          </table:table-cell>
          <table:table-cell table:style-name="Table5.A2" office:value-type="string">
            <text:p text:style-name="P8"><text:placeholder text:placeholder-type="text">&lt;ptotal_f&gt;</text:placeholder></text:p>
          </table:table-cell>
          <table:table-cell table:style-name="Table5.A2" office:value-type="string">
            <text:p text:style-name="P8"><text:placeholder text:placeholder-type="text">&lt;ptotal_m&gt;</text:placeholder></text:p>
          </table:table-cell>
          <table:table-cell table:style-name="Table5.D2" office:value-type="string">
            <text:p text:style-name="P8"><text:placeholder text:placeholder-type="text">&lt;ptotal_f + ptotal_m&gt;</text:placeholder></text:p>
          </table:table-cell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<text:span text:style-name="T1">In t</text:span>his period </text:p>
          </table:table-cell>
          <table:table-cell table:style-name="Table4.A1" office:value-type="string">
            <text:p text:style-name="P21">Registrations</text:p>
          </table:table-cell>
          <table:table-cell table:style-name="Table4.A1" office:value-type="string">
            <text:p text:style-name="P22">In health system</text:p>
          </table:table-cell>
          <table:table-cell table:style-name="Table4.A1" office:value-type="string">
            <text:p text:style-name="P22">Birth <text:span text:style-name="T2">certs</text:span></text:p>
          </table:table-cell>
          <table:table-cell table:style-name="Table4.E1" office:value-type="string">
            <text:p text:style-name="P22">Death <text:span text:style-name="T2">certs</text:span></text:p>
          </table:table-cell>
        </table:table-row>
        <table:table-row>
          <table:table-cell table:style-name="Table4.A2" office:value-type="string">
            <text:p text:style-name="P7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6"><text:placeholder text:placeholder-type="text">&lt;new_people&gt;</text:placeholder></text:p>
          </table:table-cell>
          <table:table-cell table:style-name="Table4.C2" office:value-type="string">
            <text:p text:style-name="P8"><text:placeholder text:placeholder-type="text">&lt;new_in_health_system&gt;</text:placeholder></text:p>
          </table:table-cell>
          <table:table-cell table:style-name="Table4.D2" office:value-type="string">
            <text:p text:style-name="P9"><text:placeholder text:placeholder-type="text">&lt;new_births&gt;</text:placeholder></text:p>
          </table:table-cell>
          <table:table-cell table:style-name="Table4.E2" office:value-type="string">
            <text:p text:style-name="P10"><text:placeholder text:placeholder-type="text">&lt;new_deaths&gt;</text:placeholder></text:p>
          </table:table-cell>
        </table:table-row>
      </table:table>
      <text:p text:style-name="P14"/>
      <text:p text:style-name="P14"/>
      <text:p text:style-name="P14">Population Pyramid</text:p>
      <text:p text:style-name="P14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>Age range</text:p>
          </table:table-cell>
          <table:table-cell table:style-name="Table2.A1" office:value-type="string">
            <text:p text:style-name="P23">Male stacked</text:p>
          </table:table-cell>
          <table:table-cell table:style-name="Table2.A1" office:value-type="string">
            <text:p text:style-name="P17">Male</text:p>
          </table:table-cell>
          <table:table-cell table:style-name="Table2.D1" office:value-type="string">
            <text:p text:style-name="P17">Female</text:p>
          </table:table-cell>
        </table:table-row>
        <table:table-row>
          <table:table-cell table:style-name="Table2.A2" office:value-type="string">
            <text:p text:style-name="P17">0-4</text:p>
          </table:table-cell>
          <table:table-cell table:style-name="Table2.A2" office:value-type="string">
            <text:p text:style-name="P12"><text:placeholder text:placeholder-type="text">&lt;p0m*(-1)&gt;</text:placeholder></text:p>
          </table:table-cell>
          <table:table-cell table:style-name="Table2.A2" office:value-type="string">
            <text:p text:style-name="P5"><text:placeholder text:placeholder-type="text">&lt;p0m&gt;</text:placeholder></text:p>
          </table:table-cell>
          <table:table-cell table:style-name="Table2.D2" office:value-type="string">
            <text:p text:style-name="P3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17">5-9</text:p>
          </table:table-cell>
          <table:table-cell table:style-name="Table2.A2" office:value-type="string">
            <text:p text:style-name="P12"><text:placeholder text:placeholder-type="text">&lt;p1m*(-1)&gt;</text:placeholder></text:p>
          </table:table-cell>
          <table:table-cell table:style-name="Table2.A2" office:value-type="string">
            <text:p text:style-name="P4"><text:placeholder text:placeholder-type="text">&lt;p1m&gt;</text:placeholder></text:p>
          </table:table-cell>
          <table:table-cell table:style-name="Table2.D2" office:value-type="string">
            <text:p text:style-name="P4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17">10-14</text:p>
          </table:table-cell>
          <table:table-cell table:style-name="Table2.A2" office:value-type="string">
            <text:p text:style-name="P12"><text:placeholder text:placeholder-type="text">&lt;p2m*(-1)&gt;</text:placeholder></text:p>
          </table:table-cell>
          <table:table-cell table:style-name="Table2.A2" office:value-type="string">
            <text:p text:style-name="P4"><text:placeholder text:placeholder-type="text">&lt;p2m&gt;</text:placeholder></text:p>
          </table:table-cell>
          <table:table-cell table:style-name="Table2.D2" office:value-type="string">
            <text:p text:style-name="P4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17">15-19</text:p>
          </table:table-cell>
          <table:table-cell table:style-name="Table2.A2" office:value-type="string">
            <text:p text:style-name="P12"><text:placeholder text:placeholder-type="text">&lt;p3m*(-1)&gt;</text:placeholder></text:p>
          </table:table-cell>
          <table:table-cell table:style-name="Table2.A2" office:value-type="string">
            <text:p text:style-name="P4"><text:placeholder text:placeholder-type="text">&lt;p3m&gt;</text:placeholder></text:p>
          </table:table-cell>
          <table:table-cell table:style-name="Table2.D2" office:value-type="string">
            <text:p text:style-name="P4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17">20-24</text:p>
          </table:table-cell>
          <table:table-cell table:style-name="Table2.A2" office:value-type="string">
            <text:p text:style-name="P12"><text:placeholder text:placeholder-type="text">&lt;p4m*(-1)&gt;</text:placeholder></text:p>
          </table:table-cell>
          <table:table-cell table:style-name="Table2.A2" office:value-type="string">
            <text:p text:style-name="P4"><text:placeholder text:placeholder-type="text">&lt;p4m&gt;</text:placeholder></text:p>
          </table:table-cell>
          <table:table-cell table:style-name="Table2.D2" office:value-type="string">
            <text:p text:style-name="P4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17">25-29</text:p>
          </table:table-cell>
          <table:table-cell table:style-name="Table2.A2" office:value-type="string">
            <text:p text:style-name="P12"><text:placeholder text:placeholder-type="text">&lt;p5m*(-1)&gt;</text:placeholder></text:p>
          </table:table-cell>
          <table:table-cell table:style-name="Table2.A2" office:value-type="string">
            <text:p text:style-name="P4"><text:placeholder text:placeholder-type="text">&lt;p5m&gt;</text:placeholder></text:p>
          </table:table-cell>
          <table:table-cell table:style-name="Table2.D2" office:value-type="string">
            <text:p text:style-name="P4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17">30-34</text:p>
          </table:table-cell>
          <table:table-cell table:style-name="Table2.A2" office:value-type="string">
            <text:p text:style-name="P12"><text:placeholder text:placeholder-type="text">&lt;p6m*(-1)&gt;</text:placeholder></text:p>
          </table:table-cell>
          <table:table-cell table:style-name="Table2.A2" office:value-type="string">
            <text:p text:style-name="P4"><text:placeholder text:placeholder-type="text">&lt;p6m&gt;</text:placeholder></text:p>
          </table:table-cell>
          <table:table-cell table:style-name="Table2.D2" office:value-type="string">
            <text:p text:style-name="P4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17">35-39</text:p>
          </table:table-cell>
          <table:table-cell table:style-name="Table2.A2" office:value-type="string">
            <text:p text:style-name="P12"><text:placeholder text:placeholder-type="text">&lt;p7m*(-1)&gt;</text:placeholder></text:p>
          </table:table-cell>
          <table:table-cell table:style-name="Table2.A2" office:value-type="string">
            <text:p text:style-name="P4"><text:placeholder text:placeholder-type="text">&lt;p7m&gt;</text:placeholder></text:p>
          </table:table-cell>
          <table:table-cell table:style-name="Table2.D2" office:value-type="string">
            <text:p text:style-name="P4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17">40-44</text:p>
          </table:table-cell>
          <table:table-cell table:style-name="Table2.A2" office:value-type="string">
            <text:p text:style-name="P12"><text:placeholder text:placeholder-type="text">&lt;p8m*(-1)&gt;</text:placeholder></text:p>
          </table:table-cell>
          <table:table-cell table:style-name="Table2.A2" office:value-type="string">
            <text:p text:style-name="P4"><text:placeholder text:placeholder-type="text">&lt;p8m&gt;</text:placeholder></text:p>
          </table:table-cell>
          <table:table-cell table:style-name="Table2.D2" office:value-type="string">
            <text:p text:style-name="P4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18">45-49</text:p>
          </table:table-cell>
          <table:table-cell table:style-name="Table2.A2" office:value-type="string">
            <text:p text:style-name="P12"><text:placeholder text:placeholder-type="text">&lt;p9m*(-1)&gt;</text:placeholder></text:p>
          </table:table-cell>
          <table:table-cell table:style-name="Table2.A2" office:value-type="string">
            <text:p text:style-name="P4"><text:placeholder text:placeholder-type="text">&lt;p9m&gt;</text:placeholder></text:p>
          </table:table-cell>
          <table:table-cell table:style-name="Table2.D2" office:value-type="string">
            <text:p text:style-name="P4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18">50-54</text:p>
          </table:table-cell>
          <table:table-cell table:style-name="Table2.A2" office:value-type="string">
            <text:p text:style-name="P12"><text:placeholder text:placeholder-type="text">&lt;p10m*(-1)&gt;</text:placeholder></text:p>
          </table:table-cell>
          <table:table-cell table:style-name="Table2.A2" office:value-type="string">
            <text:p text:style-name="P4"><text:placeholder text:placeholder-type="text">&lt;p10m&gt;</text:placeholder></text:p>
          </table:table-cell>
          <table:table-cell table:style-name="Table2.D2" office:value-type="string">
            <text:p text:style-name="P4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18">55-59</text:p>
          </table:table-cell>
          <table:table-cell table:style-name="Table2.A2" office:value-type="string">
            <text:p text:style-name="P12"><text:placeholder text:placeholder-type="text">&lt;p11m*(-1)&gt;</text:placeholder></text:p>
          </table:table-cell>
          <table:table-cell table:style-name="Table2.A2" office:value-type="string">
            <text:p text:style-name="P4"><text:placeholder text:placeholder-type="text">&lt;p11m&gt;</text:placeholder></text:p>
          </table:table-cell>
          <table:table-cell table:style-name="Table2.D2" office:value-type="string">
            <text:p text:style-name="P4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18">60-64</text:p>
          </table:table-cell>
          <table:table-cell table:style-name="Table2.A2" office:value-type="string">
            <text:p text:style-name="P13"><text:placeholder text:placeholder-type="text">&lt;p12m*(-1)&gt;</text:placeholder></text:p>
          </table:table-cell>
          <table:table-cell table:style-name="Table2.A2" office:value-type="string">
            <text:p text:style-name="P4"><text:placeholder text:placeholder-type="text">&lt;p12m&gt;</text:placeholder></text:p>
          </table:table-cell>
          <table:table-cell table:style-name="Table2.D2" office:value-type="string">
            <text:p text:style-name="P4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18">65-69</text:p>
          </table:table-cell>
          <table:table-cell table:style-name="Table2.A2" office:value-type="string">
            <text:p text:style-name="P12"><text:placeholder text:placeholder-type="text">&lt;p13m*(-1)&gt;</text:placeholder></text:p>
          </table:table-cell>
          <table:table-cell table:style-name="Table2.A2" office:value-type="string">
            <text:p text:style-name="P4"><text:placeholder text:placeholder-type="text">&lt;p13m&gt;</text:placeholder></text:p>
          </table:table-cell>
          <table:table-cell table:style-name="Table2.D2" office:value-type="string">
            <text:p text:style-name="P4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18">70-74</text:p>
          </table:table-cell>
          <table:table-cell table:style-name="Table2.A2" office:value-type="string">
            <text:p text:style-name="P12"><text:placeholder text:placeholder-type="text">&lt;p14m*(-1)&gt;</text:placeholder></text:p>
          </table:table-cell>
          <table:table-cell table:style-name="Table2.A2" office:value-type="string">
            <text:p text:style-name="P4"><text:placeholder text:placeholder-type="text">&lt;p14m&gt;</text:placeholder></text:p>
          </table:table-cell>
          <table:table-cell table:style-name="Table2.D2" office:value-type="string">
            <text:p text:style-name="P4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18">75-79</text:p>
          </table:table-cell>
          <table:table-cell table:style-name="Table2.A2" office:value-type="string">
            <text:p text:style-name="P12"><text:placeholder text:placeholder-type="text">&lt;p15m*(-1)&gt;</text:placeholder></text:p>
          </table:table-cell>
          <table:table-cell table:style-name="Table2.A2" office:value-type="string">
            <text:p text:style-name="P4"><text:placeholder text:placeholder-type="text">&lt;p15m&gt;</text:placeholder></text:p>
          </table:table-cell>
          <table:table-cell table:style-name="Table2.D2" office:value-type="string">
            <text:p text:style-name="P4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18">80-84</text:p>
          </table:table-cell>
          <table:table-cell table:style-name="Table2.A2" office:value-type="string">
            <text:p text:style-name="P12"><text:placeholder text:placeholder-type="text">&lt;p16m*(-1)&gt;</text:placeholder></text:p>
          </table:table-cell>
          <table:table-cell table:style-name="Table2.A2" office:value-type="string">
            <text:p text:style-name="P4"><text:placeholder text:placeholder-type="text">&lt;p16m&gt;</text:placeholder></text:p>
          </table:table-cell>
          <table:table-cell table:style-name="Table2.D2" office:value-type="string">
            <text:p text:style-name="P4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18">85-89</text:p>
          </table:table-cell>
          <table:table-cell table:style-name="Table2.A2" office:value-type="string">
            <text:p text:style-name="P12"><text:placeholder text:placeholder-type="text">&lt;p17m*(-1)&gt;</text:placeholder></text:p>
          </table:table-cell>
          <table:table-cell table:style-name="Table2.A2" office:value-type="string">
            <text:p text:style-name="P4"><text:placeholder text:placeholder-type="text">&lt;p17m&gt;</text:placeholder></text:p>
          </table:table-cell>
          <table:table-cell table:style-name="Table2.D2" office:value-type="string">
            <text:p text:style-name="P4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18">90-94</text:p>
          </table:table-cell>
          <table:table-cell table:style-name="Table2.A2" office:value-type="string">
            <text:p text:style-name="P12"><text:placeholder text:placeholder-type="text">&lt;p18m*(-1)&gt;</text:placeholder></text:p>
          </table:table-cell>
          <table:table-cell table:style-name="Table2.A2" office:value-type="string">
            <text:p text:style-name="P4"><text:placeholder text:placeholder-type="text">&lt;p18m&gt;</text:placeholder></text:p>
          </table:table-cell>
          <table:table-cell table:style-name="Table2.D2" office:value-type="string">
            <text:p text:style-name="P4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18">95-<text:span text:style-name="T4">99</text:span></text:p>
          </table:table-cell>
          <table:table-cell table:style-name="Table2.A2" office:value-type="string">
            <text:p text:style-name="P12"><text:placeholder text:placeholder-type="text">&lt;p19m*(-1)&gt;</text:placeholder></text:p>
          </table:table-cell>
          <table:table-cell table:style-name="Table2.A2" office:value-type="string">
            <text:p text:style-name="P4"><text:placeholder text:placeholder-type="text">&lt;p19m&gt;</text:placeholder></text:p>
          </table:table-cell>
          <table:table-cell table:style-name="Table2.D2" office:value-type="string">
            <text:p text:style-name="P4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18"><text:span text:style-name="T4">100</text:span>-<text:span text:style-name="T4">104</text:span></text:p>
          </table:table-cell>
          <table:table-cell table:style-name="Table2.A22" office:value-type="string">
            <text:p text:style-name="P12"><text:placeholder text:placeholder-type="text">&lt;p20m*(-1)&gt;</text:placeholder></text:p>
          </table:table-cell>
          <table:table-cell table:style-name="Table2.A22" office:value-type="string">
            <text:p text:style-name="P4"><text:placeholder text:placeholder-type="text">&lt;p20m&gt;</text:placeholder></text:p>
          </table:table-cell>
          <table:table-cell table:style-name="Table2.D22" office:value-type="string">
            <text:p text:style-name="P4"><text:placeholder text:placeholder-type="text">&lt;p20f&gt;</text:placeholder></text:p>
          </table:table-cell>
        </table:table-row>
      </table:table>
      <text:p text:style-name="P29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39"><draw:frame draw:style-name="fr1" draw:name="Image2" text:anchor-type="as-char" svg:width="0.2256in" svg:height="0.2583in" draw:z-index="2"><draw:image xlink:href="Pictures/100002010000020C00000257F240E63D.png" xlink:type="simple" xlink:show="embed" xlink:actuate="onLoad"/></draw:frame></text:p>
          </table:table-cell>
          <table:table-cell table:style-name="Table3.A1" office:value-type="string">
            <text:p text:style-name="P39"><draw:frame draw:style-name="fr1" draw:name="Image5" text:anchor-type="as-char" svg:width="0.2654in" svg:height="0.2654in" draw:z-index="3"><draw:image xlink:href="Pictures/10000201000004B0000004B0075091D1.png" xlink:type="simple" xlink:show="embed" xlink:actuate="onLoad"/></draw:frame></text:p>
          </table:table-cell>
          <table:table-cell table:style-name="Table3.D1" office:value-type="string">
            <text:p text:style-name="P33">Σ</text:p>
          </table:table-cell>
        </table:table-row>
        <table:table-row>
          <table:table-cell table:style-name="Table3.A2" office:value-type="string">
            <text:p text:style-name="P40">105+ years old</text:p>
          </table:table-cell>
          <table:table-cell table:style-name="Table3.A2" office:value-type="string">
            <text:p text:style-name="P32"><text:placeholder text:placeholder-type="text">&lt;over105f&gt;</text:placeholder></text:p>
          </table:table-cell>
          <table:table-cell table:style-name="Table3.A2" office:value-type="string">
            <text:p text:style-name="P32"><text:placeholder text:placeholder-type="text">&lt;over105m&gt;</text:placeholder></text:p>
          </table:table-cell>
          <table:table-cell table:style-name="Table3.D2" office:value-type="string">
            <text:p text:style-name="P32"><text:placeholder text:placeholder-type="text">&lt;over105f + over105m&gt;</text:placeholder></text:p>
          </table:table-cell>
        </table:table-row>
      </table:table>
      <text:p text:style-name="P35"/>
      <text:p text:style-name="P27"/>
      <text:p text:style-name="P3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01-19T17:06:00.852708118</dc:date>
    <meta:editing-duration>P2DT15H39M44S</meta:editing-duration>
    <meta:editing-cycles>118</meta:editing-cycles>
    <meta:generator>LibreOffice/4.3.5.2.0$FreeBSD_X86_64 LibreOffice_project/430m0$Build-2</meta:generator>
    <meta:document-statistic meta:table-count="4" meta:image-count="4" meta:object-count="1" meta:page-count="2" meta:paragraph-count="115" meta:word-count="137" meta:character-count="989" meta:non-whitespace-character-count="96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P0" style:volatile="true">
      <number:number number:decimal-places="0" number:min-integer-digits="1"/>
    </number:number-style>
    <number:number-style style:name="N120P1" style:volatile="true"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0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286cm" svg:y="0.268cm" svg:width="12.22cm" svg:height="12.878cm">
          <chartooo:coordinate-region svg:x="2.754cm" svg:y="0.268cm" svg:width="10.565cm" svg:height="12.231cm"/>
          <chart:axis chart:dimension="x" chart:name="primary-x" chart:style-name="ch3" chartooo:axis-type="auto">
            <chartooo:date-scale/>
            <chart:title svg:x="0.451cm" svg:y="7.532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FreeBSD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